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34in"/>
    </style:style>
    <style:style style:name="co2" style:family="table-column">
      <style:table-column-properties fo:break-before="auto" style:column-width="0.3382in"/>
    </style:style>
    <style:style style:name="co3" style:family="table-column">
      <style:table-column-properties fo:break-before="auto" style:column-width="0.2409in"/>
    </style:style>
    <style:style style:name="co4" style:family="table-column">
      <style:table-column-properties fo:break-before="auto" style:column-width="1.9217in"/>
    </style:style>
    <style:style style:name="co5" style:family="table-column">
      <style:table-column-properties fo:break-before="auto" style:column-width="0.337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591in"/>
    </style:style>
    <style:style style:name="co8" style:family="table-column">
      <style:table-column-properties fo:break-before="auto" style:column-width="0.2874in"/>
    </style:style>
    <style:style style:name="co9" style:family="table-column">
      <style:table-column-properties fo:break-before="auto" style:column-width="1.8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0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uc-luc" table:style-name="ta1" table:print-ranges="'muc-luc'.A1:'muc-luc'.E92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 table:number-columns-spanned="5" table:number-rows-spanned="1">
            <text:p>MỤC LỤC THEO BÀI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i Yêu Sự Sống Mình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Hãy Đến Với Chúa</text:p>
          </table:table-cell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Ánh Mắt Thiên Chúa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Hãy Hoàn Thiện Thêm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e Maria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Hãy Nhận Bánh Này</text:p>
          </table:table-cell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e Maria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Hãy Ra Khơi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e Maria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Hãy Sẵn Sàng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ết Chúa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Hiệp Thông Trong Thánh Thần</text:p>
          </table:table-cell>
          <table:table-cell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 Tụng Chúa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Hòa Nhịp Trái Tim Chúa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ác Thánh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Hoạt Động Và Chiêm Niệm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ần Biết Đánh Liều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Hội Thánh Trong Thế Giới</text:p>
          </table:table-cell>
          <table:table-cell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ần Chúa Thánh Thần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ướng Về Chúa Mọi Lúc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ầu Nguyện Cho Nhau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Khao Khát Chúa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ầu Nguyện với Chúa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Khao Khát Tình Yêu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 Chúng Con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Khi Chúa Đến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 Trang Điểm Lời Ngài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Khi Ta Muốn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ỉ Có Thần Khí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Kìa Bà Nào</text:p>
          </table:table-cell>
          <table:table-cell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ỉ Người Nào Yêu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Kính Chào Đức Mẹ Tàpao</text:p>
          </table:table-cell>
          <table:table-cell office:value-type="float" office:value="127" calcext:value-type="float">
            <text:p>1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ến Đấu Vì Chúa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àm Chứng Cho Chúa</text:p>
          </table:table-cell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o Chúng Con Nên Một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Làm Sao Hát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ờ Đợi Vững Và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Lạy Các Thánh</text:p>
          </table:table-cell>
          <table:table-cell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úa Chờ Đợi Ta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Lạy Chúa Thánh Thần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úa Đến Nhà Mình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Lạy Đấng Khôn Ngoan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úa Đi Bước Trước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inh Hồn Hội Thánh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úa Giêsu Là Đường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Loan Báo Tin Mừng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úa Yêu Tội Nhân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Lòng Quảng Đại Của Chúa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ó Cơn Khát Nào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Lòng Thương Xót Của Chúa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ủa Lễ Cao Trọng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ẹ Gần Gũi Ta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Đấng Duy Nhấ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ối Dây Hiệp Nhất</text:p>
          </table:table-cell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Đáp Lại Ân Sủng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Mời Gọi Nên Thánh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Đáp Trả Tình Yêu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ọi Người Là Anh Em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Đề Phòng Chính Mình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Mọi Vật Ở Trong Chúa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Đêm Giáng Sinh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Mong Cả Địa Cầu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Đợi Chờ Chúa Đến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uốn Gặp Chúa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Đối Tượng Duy Nhất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Năm Mới Hé Mở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Đức Kitô Đã Sống Lại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Nên Một Với Nhau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ợi Lên Lời Ngợi Ca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Nếu Không Thần Khí</text:p>
          </table:table-cell>
          <table:table-cell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ãy Cầu Nguyệ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gôi Lời Mặc Xác Phàm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 table:number-rows-repeated="4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Người Bảo sao, Cứ Làm Vậy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Xin Mẹ Ơn Thinh Lặng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hân Chứng Sống Lại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Xin Mẹ Trả Lời</text:p>
          </table:table-cell>
          <table:table-cell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Ơn Cứu Độ Bởi Chúa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Xin Theo Thầy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ó Thác Cho Chúa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Yêu Là Lựa Chọn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ục Sinh - Lễ Hội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Yêu Mến Hội Thánh</text:p>
          </table:table-cell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ục Vụ Trong Đức Ái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ẵn Sàng Lên Đường</text:p>
          </table:table-cell>
          <table:table-cell office:value-type="float" office:value="99" calcext:value-type="float">
            <text:p>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ống Chết Vì Đức Tin</text:p>
          </table:table-cell>
          <table:table-cell office:value-type="float" office:value="97" calcext:value-type="float">
            <text:p>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ống Niềm Vui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ống Theo Thánh Thể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ối Nước Trường Sinh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ấm Bánh Chia Sẻ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ánh Giuse</text:p>
          </table:table-cell>
          <table:table-cell office:value-type="float" office:value="112" calcext:value-type="float">
            <text:p>1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ánh Thể Hiện Diện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ầy Là Ai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ên Chúa Cúi Nhìn</text:p>
          </table:table-cell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ến Dâng Thân Mình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ếng Chúa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 Chúa Thánh Thần</text:p>
          </table:table-cell>
          <table:table-cell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ỉnh Thức Nghe Tiếng Chúa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ình Yêu Chúa Lôi Cuốn</text:p>
          </table:table-cell>
          <table:table-cell office:value-type="float" office:value="72" calcext:value-type="float">
            <text:p>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ôn Vinh Chúa Giêsu</text:p>
          </table:table-cell>
          <table:table-cell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ong Chén Thánh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ng Tín Với Chúa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ừ Bỏ Chính Mình</text:p>
          </table:table-cell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ề Nơi Bản Thân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ì Được Thanh Tẩy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ì Mùa Chay</text:p>
          </table:table-cell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ì Tình Yêu</text:p>
          </table:table-cell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in Biết Lắng Nghe</text:p>
          </table:table-cell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in Cảm Tạ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in Cho Con Thấy</text:p>
          </table:table-cell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in Cho Lòng Tin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in Được Hiệp Nhất</text:p>
          </table:table-cell>
          <table:table-cell office:value-type="float" office:value="101" calcext:value-type="float">
            <text:p>1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in Gương Mặt Của Mẹ</text:p>
          </table:table-cell>
          <table:table-cell office:value-type="float" office:value="107" calcext:value-type="float">
            <text:p>1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in Hướng Dẫn Con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 table:number-rows-repeated="5">
          <table:table-cell table:style-name="Default" table:number-columns-repeated="2"/>
          <table:table-cell table:number-columns-repeated="1022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c-luc-2" table:style-name="ta1" table:print-ranges="'muc-luc-2'.A1:'muc-luc-2'.E124">
        <table:table-column table:style-name="co7" table:default-cell-style-name="ce5"/>
        <table:table-column table:style-name="co2" table:default-cell-style-name="ce5"/>
        <table:table-column table:style-name="co8" table:default-cell-style-name="ce5"/>
        <table:table-column table:style-name="co9" table:default-cell-style-name="ce5"/>
        <table:table-column table:style-name="co2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 table:number-columns-spanned="5" table:number-rows-spanned="1">
            <text:p>MỤC LỤC THEO CHỦ ĐỀ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in Cảm Tạ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Ơn Cứu Độ Bởi Chúa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hó Thác Cho Chúa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hục Vụ Trong Đức Ái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A NGUYỆN</text:p>
          </table:table-cell>
          <table:table-cell table:number-columns-repeated="2"/>
          <table:table-cell office:value-type="string" calcext:value-type="string">
            <text:p>Sống Niềm Vui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 Yêu Sự Sống Mình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hầy Là Ai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Ánh Mắt Thiên Chúa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Thiên Chúa Cúi Nhìn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ết Chúa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Tiến Dâng Thân Mình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 Tụng Chúa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Tiếng Chúa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ần Biết Đánh Liều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Tỉnh Thức Nghe Tiếng Chúa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ầu Nguyện Cho Nhau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rung Tín Với Chúa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ầu Nguyện với Chúa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Từ Bỏ Chính Mình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 Chúng Con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Về Nơi Bản Thân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ỉ Người Nào Yêu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Xin Biết Lắng Nghe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ến Đấu Vì Chúa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Xin Cho Con Thấy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ờ Đợi Vững Vàng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Xin Cho Lòng Tin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úa Chờ Đợi Ta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Xin Hướng Dẫn Con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úa Đi Bước Trước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in Theo Thầy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úa Giêsu Là Đường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Yêu Là Lựa Chọn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pan text:style-name="T1">Chúa </text:span>Trang Điểm Lời Ngài</text:p>
          </table:table-cell>
          <table:table-cell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ủa Lễ Cao Trọng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Đáp Trả Tình Yêu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THÁNH TÂM – THÁNH THỂ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Đấng Duy Nhấ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húa Yêu Tội Nhân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Đề Phòng Chính Mình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ó Cơn Khát Nào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Đức Kitô Đã Sống Lại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Hãy Đến Với Chúa</text:p>
          </table:table-cell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ãy Cầu Nguyệ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Hãy Nhận Bánh Này</text:p>
          </table:table-cell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ạt Động Và Chiêm Niệm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Hòa Nhịp Trái Tim Chúa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ướng Về Chúa Mọi Lúc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òng Quảng Đại Của Chúa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hao Khát Chú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òng Xót Thương Của Chúa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hao Khát Tình Yêu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ọi Vật Ở Trong Chúa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hi Chúa Đế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ối Dây Hiệp Nhất</text:p>
          </table:table-cell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hi Ta Muốn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Nên Một Với Nhau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ạy Đấng Khôn Ngoan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ống Theo Thánh Thể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ọi Người Là Anh Em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uối Nước Trường Sinh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g Cả Địa Cầu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Tấm Bánh Chia Sẻ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ời Gọi Nên Thánh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ánh Thể Hiện Diện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ốn Gặp Chú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ình Yêu Chúa Lôi Cuốn</text:p>
          </table:table-cell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1" table:number-rows-repeated="4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Tôn Vinh Chúa Giêsu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Sẵn Sàng Lên Đường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ong Chén Thánh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ống Chết Vì Đức Tin</text:p>
          </table:table-cell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ì Tình Yêu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Vì Được Thanh Tẩy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Xin Được Hiệp Nhất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Yêu Mến Hội Thánh</text:p>
          </table:table-cell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PHỤNG NIÊ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Đêm Giáng Sinh</text:p>
          </table:table-cell>
          <table:table-cell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úa Đến Nhà Mình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7" office:value-type="string" calcext:value-type="string">
            <text:p>ĐỨC MẸ – CÁC THÁN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Đợi Chờ Chúa Đến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Các Thánh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ãy Sẵn Sàng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Làm Sao Hát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ăm Mới Hé Mở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ạy Các Thánh</text:p>
          </table:table-cell>
          <table:table-cell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gôi Lời Mặc Xác Phàm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Mẹ Gần Gũi Ta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hân Chứng Sống Lại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Người Bảo sao, Cứ Làm Vậy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ục Sinh - Lễ Hội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Thánh Giuse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ì Mùa Chay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Xin Gương Mặt Của Mẹ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Xin Mẹ Ơn Thinh Lặng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Xin Mẹ Trả Lời</text:p>
          </table:table-cell>
          <table:table-cell office:value-type="float" office:value="111" calcext:value-type="float">
            <text:p>111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HÚA THÁNH THẦ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ần Chúa Thánh Thần</text:p>
          </table:table-cell>
          <table:table-cell office:value-type="float" office:value="85" calcext:value-type="float">
            <text:p>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ỉ Có Thần Khí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7" office:value-type="string" calcext:value-type="string">
            <text:p>PHỤ LỤ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Đáp Lại Ân Sủng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Ave Maria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ợi Lên Lời Ngợi Ca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Ave Maria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ãy Ra Khơi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Ave Maria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ệp Thông Trong Thánh Thần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Đối Tượng Duy Nhất</text:p>
          </table:table-cell>
          <table:table-cell office:value-type="float" office:value="124" calcext:value-type="float">
            <text:p>1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ạy Chúa Thánh Thần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Kìa Bà Nào</text:p>
          </table:table-cell>
          <table:table-cell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ếu Không Thần Khí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Kính Chào Đức Mẹ Tàpao</text:p>
          </table:table-cell>
          <table:table-cell office:value-type="float" office:value="127" calcext:value-type="float">
            <text:p>1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n Chúa Thánh Thần</text:p>
          </table:table-cell>
          <table:table-cell office:value-type="float" office:value="87" calcext:value-type="float">
            <text:p>87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HỘI THÁN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 Chúng Con Nên Một</text:p>
          </table:table-cell>
          <table:table-cell office:value-type="float" office:value="104" calcext:value-type="float">
            <text:p>1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ãy Hoàn Thiện Thêm</text:p>
          </table:table-cell>
          <table:table-cell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ội Thánh Trong Thế Giới</text:p>
          </table:table-cell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àm Chứng Cho Chúa</text:p>
          </table:table-cell>
          <table:table-cell office:value-type="float" office:value="103" calcext:value-type="float">
            <text:p>1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h Hồn Hội Thánh</text:p>
          </table:table-cell>
          <table:table-cell office:value-type="float" office:value="96" calcext:value-type="float">
            <text:p>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an Báo Tin Mừng</text:p>
          </table:table-cell>
          <table:table-cell office:value-type="float" office:value="94" calcext:value-type="float">
            <text:p>94</text:p>
          </table:table-cell>
          <table:table-cell table:number-columns-repeated="1022"/>
        </table:table-row>
        <table:table-row table:style-name="ro1" table:number-rows-repeated="26">
          <table:table-cell table:style-name="Default" table:number-columns-repeated="2"/>
          <table:table-cell table:number-columns-repeated="1022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5.8299in" fo:page-height="8.2701in" fo:margin-top="0.5in" fo:margin-bottom="0.5in" fo:margin-left="0.65in" fo:margin-right="0.3in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 style:data-style-name="N2" text:time-value="16:01:29.4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1T16:02:58.447000000</dc:date>
    <meta:editing-duration>PT1H12M52S</meta:editing-duration>
    <meta:editing-cycles>37</meta:editing-cycles>
    <meta:generator>LibreOffice/7.1.4.2$Windows_X86_64 LibreOffice_project/a529a4fab45b75fefc5b6226684193eb000654f6</meta:generator>
    <meta:document-statistic meta:table-count="2" meta:cell-count="461" meta:object-count="0"/>
  </office:meta>
</office:document-meta>
</file>